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db49" officeooo:paragraph-rsid="000ddb49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db49" officeooo:paragraph-rsid="000ddb49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ddb49" officeooo:paragraph-rsid="000ddb49" style:font-size-asian="10.5pt" style:font-weight-asian="normal" style:font-size-complex="12pt" style:font-weight-complex="normal"/>
    </style:style>
    <style:style style:name="P4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0ddb49" officeooo:paragraph-rsid="00108d21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f0d64" officeooo:paragraph-rsid="000f0d64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f0d64" officeooo:paragraph-rsid="00108d21" style:font-size-asian="10.5pt" style:font-weight-asian="normal" style:font-size-complex="12pt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0f0d64" officeooo:paragraph-rsid="00108d21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08d21" officeooo:paragraph-rsid="00108d21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08d21" officeooo:paragraph-rsid="000ddb49" style:font-size-asian="10.5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08d21" officeooo:paragraph-rsid="00108d21" style:font-size-asian="10.5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108d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8d21" style:font-weight-asian="bold" style:font-weight-complex="bold"/>
    </style:style>
    <style:style style:name="T3" style:family="text">
      <style:text-properties fo:font-size="12pt" style:text-underline-style="none" fo:font-weight="normal" officeooo:rsid="000ddb49" style:font-size-asian="10.5pt" style:font-weight-asian="normal" style:font-size-complex="12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al Setup for DS cluster in one file</text:p>
      <text:p text:style-name="P1"/>
      <text:list xml:id="list4883280969662566316" text:style-name="L1">
        <text:list-item>
          <text:p text:style-name="P2">Checking for essential softwares are installed or not which are Python, Java, R , pip and if not there install them</text:p>
        </text:list-item>
      </text:list>
      <text:list xml:id="list7519912072718815307" text:style-name="L5">
        <text:list-item>
          <text:list>
            <text:list-item>
              <text:p text:style-name="P11"><text:span text:style-name="T3">checking whether installed or not</text:span></text:p>
              <text:list>
                <text:list-item>
                  <text:p text:style-name="P4">for checking python run <text:span text:style-name="T1">python –version</text:span> </text:p>
                </text:list-item>
                <text:list-item>
                  <text:p text:style-name="P4">for checking java run <text:span text:style-name="T1">java –version</text:span> </text:p>
                </text:list-item>
                <text:list-item>
                  <text:p text:style-name="P4">for checking R run <text:span text:style-name="T1">R –version</text:span> </text:p>
                </text:list-item>
                <text:list-item>
                  <text:p text:style-name="P4">for checking pip run <text:span text:style-name="T1">pip –version</text:span> </text:p>
                </text:list-item>
              </text:list>
            </text:list-item>
            <text:list-item>
              <text:p text:style-name="P4">installing the softwares </text:p>
              <text:list>
                <text:list-item>
                  <text:p text:style-name="P4">for installing python 2.7 run <text:span text:style-name="T1">sudo apt-get install python</text:span></text:p>
                </text:list-item>
                <text:list-item>
                  <text:p text:style-name="P7">for installing java run <text:span text:style-name="T1">sudo apt-get install default-jdk</text:span> (if you face problems there is a small fix available)</text:p>
                </text:list-item>
                <text:list-item>
                  <text:p text:style-name="P7">for installing R run <text:span text:style-name="T2">sudo apt-get install r-base</text:span></text:p>
                </text:list-item>
                <text:list-item>
                  <text:p text:style-name="P10">for installing pip </text:p>
                  <text:list>
                    <text:list-item>
                      <text:p text:style-name="P10">first get the pip install file using <text:span text:style-name="T1">wget https://bootstrap.pypa.io/get-pip.py</text:span></text:p>
                    </text:list-item>
                    <text:list-item>
                      <text:p text:style-name="P10">then run <text:s/>sudo <text:span text:style-name="T1">python get-pip.py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4602926636533" text:continue-list="list4883280969662566316" text:style-name="L1">
        <text:list-item>
          <text:p text:style-name="P2"/>
        </text:list-item>
      </text:list>
      <text:list xml:id="list4961511788450357849" text:style-name="L3">
        <text:list-item>
          <text:list>
            <text:list-header>
              <text:p text:style-name="P9"><text:span text:style-name="T3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2:19:56.641061471</meta:creation-date>
    <dc:date>2017-10-31T12:46:01.696158852</dc:date>
    <meta:editing-duration>PT15M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28" meta:character-count="713" meta:non-whitespace-character-count="606"/>
  </office:meta>
</office:document-meta>
</file>